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4"/>
          <table:table-cell office:value-type="string" calcext:value-type="string">
            <text:p>Meyr-Briggs</text:p>
          </table:table-cell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4"/>
          <table:table-cell office:value-type="string" calcext:value-type="string">
            <text:p>Harmonie-Bedürftigkeit</text:p>
          </table:table-cell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4"/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4"/>
          <table:table-cell office:value-type="string" calcext:value-type="string">
            <text:p>hass auf ältree menschen</text:p>
          </table:table-cell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ein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milieres Feld</text:p>
          </table:table-cell>
          <table:table-cell table:number-columns-repeated="10"/>
          <table:table-cell office:value-type="string" calcext:value-type="string">
            <text:p>es hat allenfalls gewalttätige patienten</text:p>
          </table:table-cell>
        </table:table-row>
        <table:table-row table:style-name="ro1">
          <table:table-cell office:value-type="string" calcext:value-type="string">
            <text:p>esoterik Feld</text:p>
          </table:table-cell>
          <table:table-cell table:number-columns-repeated="10"/>
          <table:table-cell office:value-type="string" calcext:value-type="string">
            <text:p>typ morder</text:p>
          </table:table-cell>
        </table:table-row>
        <table:table-row table:style-name="ro1">
          <table:table-cell office:value-type="string" calcext:value-type="string">
            <text:p>Wirtschafts Feld</text:p>
          </table:table-cell>
          <table:table-cell table:number-columns-repeated="10"/>
          <table:table-cell office:value-type="string" calcext:value-type="string">
            <text:p>typ selbstmord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enn man letztere wie erstere behandelt werden die noch psychotisch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4"/>
          <table:table-cell office:value-type="string" calcext:value-type="string">
            <text:p>nach psychiatrie mit medics</text:p>
            <text:p>Switcht der habitus teilweise wegen</text:p>
            <text:p>Den medikamenten auf zombi und</text:p>
            <text:p>Man wird mehr ausgegrenzt von</text:p>
            <text:p>Anderen, auch nicht unbedingtz im </text:p>
            <text:p>Interesse der patienten</text:p>
          </table:table-cell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trauma vor männer, frauen, älte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4T19:17:12.036000000</dc:date>
    <meta:editing-duration>PT19H46M43S</meta:editing-duration>
    <meta:editing-cycles>11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45" meta:object-count="0"/>
  </office:meta>
</office:document-meta>
</file>